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List_20_Paragraph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38202" officeooo:paragraph-rsid="00238202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" style:family="paragraph" style:parent-style-name="List_20_Paragraph">
      <style:text-properties fo:font-size="13pt" style:font-size-asian="13pt" style:font-size-complex="13pt"/>
    </style:style>
    <style:style style:name="P5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text-properties style:font-name="Times New Roman" fo:language="en" fo:country="US" style:font-name-complex="Times New Roman1"/>
    </style:style>
    <style:style style:name="P7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language="en" fo:country="US" fo:font-weight="bold" officeooo:rsid="000e21c5" officeooo:paragraph-rsid="000e21c5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3">
      <style:text-properties fo:font-size="13pt" style:font-size-asian="13pt" style:font-size-complex="13pt"/>
    </style:style>
    <style:style style:name="P11" style:family="paragraph" style:parent-style-name="List_20_Paragraph" style:list-style-name="WWNum3">
      <style:text-properties fo:font-size="13pt" officeooo:paragraph-rsid="00137ea8" style:font-size-asian="13pt" style:font-size-complex="13pt"/>
    </style:style>
    <style:style style:name="P12" style:family="paragraph" style:parent-style-name="List_20_Paragraph" style:list-style-name="WWNum3">
      <style:text-properties fo:font-size="13pt" officeooo:paragraph-rsid="000bac05" style:font-size-asian="13pt" style:font-size-complex="13pt"/>
    </style:style>
    <style:style style:name="P13" style:family="paragraph" style:parent-style-name="List_20_Paragraph" style:list-style-name="WWNum3">
      <style:text-properties fo:font-size="13pt" officeooo:rsid="000ba3b2" officeooo:paragraph-rsid="000ba3b2" style:font-size-asian="13pt" style:font-size-complex="13pt"/>
    </style:style>
    <style:style style:name="P14" style:family="paragraph" style:parent-style-name="List_20_Paragraph" style:list-style-name="WWNum3">
      <style:text-properties fo:font-size="13pt" officeooo:rsid="000bac05" officeooo:paragraph-rsid="000bac05" style:font-size-asian="13pt" style:font-size-complex="13pt"/>
    </style:style>
    <style:style style:name="P15" style:family="paragraph" style:parent-style-name="List_20_Paragraph" style:list-style-name="WWNum1">
      <style:text-properties fo:font-size="13pt" style:font-size-asian="13pt" style:font-size-complex="13pt"/>
    </style:style>
    <style:style style:name="P16" style:family="paragraph" style:parent-style-name="List_20_Paragraph" style:list-style-name="L1">
      <style:text-properties fo:font-size="13pt" officeooo:paragraph-rsid="0020c790" style:font-size-asian="13pt" style:font-size-complex="13pt"/>
    </style:style>
    <style:style style:name="P17" style:family="paragraph" style:parent-style-name="List_20_Paragraph" style:list-style-name="L1">
      <style:text-properties fo:font-size="13pt" officeooo:paragraph-rsid="0021fee5" style:font-size-asian="13pt" style:font-size-complex="13pt"/>
    </style:style>
    <style:style style:name="P18" style:family="paragraph" style:parent-style-name="List_20_Paragraph" style:list-style-name="L1">
      <style:text-properties fo:font-size="13pt" officeooo:paragraph-rsid="00238202" style:font-size-asian="13pt" style:font-size-complex="13pt"/>
    </style:style>
    <style:style style:name="P19" style:family="paragraph" style:parent-style-name="List_20_Paragraph" style:list-style-name="L1">
      <style:text-properties fo:font-size="13pt" officeooo:paragraph-rsid="00274c8a" style:font-size-asian="13pt" style:font-size-complex="13pt"/>
    </style:style>
    <style:style style:name="P20" style:family="paragraph" style:parent-style-name="List_20_Paragraph" style:list-style-name="L1">
      <style:text-properties fo:font-size="13pt" officeooo:paragraph-rsid="002bc520" style:font-size-asian="13pt" style:font-size-complex="13pt"/>
    </style:style>
    <style:style style:name="P21" style:family="paragraph" style:parent-style-name="List_20_Paragraph" style:list-style-name="L1">
      <style:text-properties fo:font-size="13pt" officeooo:rsid="0021fee5" officeooo:paragraph-rsid="00225777" style:font-size-asian="13pt" style:font-size-complex="13pt"/>
    </style:style>
    <style:style style:name="P22" style:family="paragraph" style:parent-style-name="List_20_Paragraph" style:list-style-name="L1">
      <style:text-properties fo:font-size="13pt" officeooo:rsid="00225777" officeooo:paragraph-rsid="00225777" style:font-size-asian="13pt" style:font-size-complex="13pt"/>
    </style:style>
    <style:style style:name="P23" style:family="paragraph" style:parent-style-name="List_20_Paragraph" style:list-style-name="L1">
      <style:text-properties fo:font-size="13pt" officeooo:rsid="00238202" officeooo:paragraph-rsid="00238202" style:font-size-asian="13pt" style:font-size-complex="13pt"/>
    </style:style>
    <style:style style:name="P24" style:family="paragraph" style:parent-style-name="List_20_Paragraph" style:list-style-name="L1">
      <style:text-properties fo:font-size="13pt" officeooo:rsid="00274c8a" officeooo:paragraph-rsid="00274c8a" style:font-size-asian="13pt" style:font-size-complex="13pt"/>
    </style:style>
    <style:style style:name="P25" style:family="paragraph" style:parent-style-name="List_20_Paragraph" style:list-style-name="L1">
      <style:text-properties fo:font-size="13pt" officeooo:rsid="00195804" officeooo:paragraph-rsid="001fcfda" style:font-size-asian="13pt" style:font-size-complex="13pt"/>
    </style:style>
    <style:style style:name="P26" style:family="paragraph" style:parent-style-name="List_20_Paragraph" style:list-style-name="WWNum1">
      <style:text-properties fo:font-size="13pt" fo:font-weight="normal" officeooo:rsid="000c352a" officeooo:paragraph-rsid="000c352a" style:font-size-asian="13pt" style:font-weight-asian="normal" style:font-size-complex="13pt" style:font-weight-complex="normal"/>
    </style:style>
    <style:style style:name="P27" style:family="paragraph" style:parent-style-name="List_20_Paragraph" style:list-style-name="L1">
      <style:text-properties fo:font-size="13pt" fo:font-weight="normal" officeooo:rsid="00274c8a" officeooo:paragraph-rsid="00274c8a" style:font-size-asian="13pt" style:font-weight-asian="normal" style:font-size-complex="13pt" style:font-weight-complex="normal"/>
    </style:style>
    <style:style style:name="P28" style:family="paragraph" style:parent-style-name="List_20_Paragraph" style:list-style-name="L1">
      <style:text-properties fo:font-size="13pt" fo:font-style="normal" fo:font-weight="bold" officeooo:rsid="0021fee5" officeooo:paragraph-rsid="0021fee5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List_20_Paragraph" style:list-style-name="L1">
      <style:text-properties fo:font-size="13pt" fo:font-style="normal" fo:font-weight="normal" officeooo:rsid="00195804" officeooo:paragraph-rsid="001fcfda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List_20_Paragraph" style:list-style-name="L1">
      <style:text-properties fo:font-size="13pt" fo:font-style="normal" fo:font-weight="normal" officeooo:rsid="00195804" officeooo:paragraph-rsid="0020c790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List_20_Paragraph" style:list-style-name="L2">
      <style:text-properties fo:font-size="13pt" fo:font-style="normal" fo:font-weight="normal" officeooo:rsid="000f9252" officeooo:paragraph-rsid="000f9252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List_20_Paragraph" style:list-style-name="L1">
      <style:text-properties fo:font-size="13pt" fo:font-weight="bold" officeooo:paragraph-rsid="002551d7" style:font-size-asian="13pt" style:font-weight-asian="bold" style:font-size-complex="13pt" style:font-weight-complex="bold"/>
    </style:style>
    <style:style style:name="P33" style:family="paragraph" style:parent-style-name="List_20_Paragraph" style:list-style-name="WWNum1">
      <style:text-properties style:font-name="Times New Roman" fo:font-size="13pt" fo:language="en" fo:country="US" style:font-size-asian="13pt" style:font-name-complex="Times New Roman1" style:font-size-complex="13pt"/>
    </style:style>
    <style:style style:name="P34" style:family="paragraph" style:parent-style-name="List_20_Paragraph" style:list-style-name="L1">
      <style:text-properties style:font-name="Times New Roman" fo:font-size="13pt" fo:language="en" fo:country="US" fo:font-style="normal" fo:font-weight="bold" officeooo:rsid="0017a902" officeooo:paragraph-rsid="0017a902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5" style:family="paragraph" style:parent-style-name="List_20_Paragraph" style:list-style-name="L1">
      <style:text-properties style:font-name="Times New Roman" fo:font-size="13pt" fo:language="en" fo:country="US" fo:font-style="normal" fo:font-weight="normal" officeooo:rsid="0017a902" officeooo:paragraph-rsid="0017a902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6" style:family="paragraph" style:parent-style-name="List_20_Paragraph" style:list-style-name="L2">
      <style:text-properties style:font-name="Times New Roman" fo:font-size="13pt" fo:language="en" fo:country="US" fo:font-style="normal" fo:font-weight="normal" officeooo:rsid="0017a902" officeooo:paragraph-rsid="0017a902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7" style:family="paragraph" style:parent-style-name="List_20_Paragraph" style:list-style-name="L1">
      <style:text-properties style:font-name="Times New Roman" fo:font-size="13pt" fo:language="en" fo:country="US" fo:font-style="normal" fo:font-weight="normal" officeooo:rsid="00195804" officeooo:paragraph-rsid="00195804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8" style:family="paragraph" style:parent-style-name="List_20_Paragraph" style:list-style-name="L1">
      <style:text-properties style:font-name="Times New Roman" fo:font-size="13pt" fo:language="en" fo:country="US" fo:font-style="normal" fo:font-weight="normal" officeooo:rsid="00195804" officeooo:paragraph-rsid="001fcfda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9" style:family="paragraph" style:parent-style-name="List_20_Paragraph" style:list-style-name="L1">
      <style:text-properties style:font-name="Times New Roman" fo:font-size="13pt" fo:language="en" fo:country="US" fo:font-style="normal" fo:font-weight="normal" officeooo:rsid="001b327e" officeooo:paragraph-rsid="0020c790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0" style:family="paragraph" style:parent-style-name="List_20_Paragraph">
      <style:text-properties style:font-name="Times New Roman" fo:font-size="13pt" fo:language="en" fo:country="US" fo:font-style="normal" fo:font-weight="normal" officeooo:rsid="001b327e" officeooo:paragraph-rsid="001fcfda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1" style:family="paragraph" style:parent-style-name="List_20_Paragraph" style:list-style-name="L2">
      <style:text-properties style:font-name="Times New Roman" fo:font-size="13pt" fo:language="en" fo:country="US" fo:font-style="normal" fo:font-weight="normal" officeooo:rsid="000f9252" officeooo:paragraph-rsid="000f9252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2" style:family="paragraph" style:parent-style-name="List_20_Paragraph">
      <style:text-properties style:font-name="Times New Roman" fo:font-size="15pt" fo:language="en" fo:country="US" fo:font-style="normal" fo:font-weight="bold" officeooo:rsid="0017a902" officeooo:paragraph-rsid="00225777" style:font-size-asian="13.1000003814697pt" style:font-style-asian="normal" style:font-weight-asian="bold" style:font-name-complex="Times New Roman1" style:font-size-complex="15pt" style:font-style-complex="normal" style:font-weight-complex="bold"/>
    </style:style>
    <style:style style:name="P43" style:family="paragraph" style:parent-style-name="List_20_Paragraph" style:list-style-name="WWNum1">
      <style:text-properties style:use-window-font-color="true" style:font-name="Times New Roman" fo:font-size="13pt" fo:language="en" fo:country="US" officeooo:rsid="000501ca" officeooo:paragraph-rsid="000501ca" style:letter-kerning="false" style:font-name-asian="Calibri1" style:font-size-asian="13pt" style:language-asian="en" style:country-asian="US" style:font-name-complex="Times New Roman1" style:font-size-complex="13pt" style:language-complex="ar" style:country-complex="SA"/>
    </style:style>
    <style:style style:name="P44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1fee5" officeooo:paragraph-rsid="0021fee5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5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1fee5" officeooo:paragraph-rsid="0021fee5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6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1fee5" officeooo:paragraph-rsid="0022577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7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25777" officeooo:paragraph-rsid="0022577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8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25777" officeooo:paragraph-rsid="0022577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49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38202" officeooo:paragraph-rsid="00238202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0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551d7" officeooo:paragraph-rsid="002551d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1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551d7" officeooo:paragraph-rsid="00274c8a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2" style:family="paragraph" style:parent-style-name="List_20_Paragraph">
      <style:text-properties style:use-window-font-color="true" style:font-name="Times New Roman" fo:font-size="13pt" fo:language="en" fo:country="US" fo:font-style="normal" fo:font-weight="normal" officeooo:rsid="00274c8a" officeooo:paragraph-rsid="00274c8a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3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7fe81" officeooo:paragraph-rsid="0027fe81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4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normal" officeooo:rsid="002c5962" officeooo:paragraph-rsid="002c5962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P55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bold" officeooo:rsid="0021fee5" officeooo:paragraph-rsid="0021fee5" style:letter-kerning="false" style:font-name-asian="Calibri1" style:font-size-asian="13pt" style:language-asian="en" style:country-asian="US" style:font-style-asian="normal" style:font-weight-asian="bold" style:font-name-complex="Times New Roman1" style:font-size-complex="13pt" style:language-complex="ar" style:country-complex="SA" style:font-style-complex="normal" style:font-weight-complex="bold"/>
    </style:style>
    <style:style style:name="P56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bold" officeooo:rsid="00225777" officeooo:paragraph-rsid="00225777" style:letter-kerning="false" style:font-name-asian="Calibri1" style:font-size-asian="13pt" style:language-asian="en" style:country-asian="US" style:font-style-asian="normal" style:font-weight-asian="bold" style:font-name-complex="Times New Roman1" style:font-size-complex="13pt" style:language-complex="ar" style:country-complex="SA" style:font-style-complex="normal" style:font-weight-complex="bold"/>
    </style:style>
    <style:style style:name="P57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bold" officeooo:rsid="00238202" officeooo:paragraph-rsid="00238202" style:letter-kerning="false" style:font-name-asian="Calibri1" style:font-size-asian="13pt" style:language-asian="en" style:country-asian="US" style:font-style-asian="normal" style:font-weight-asian="bold" style:font-name-complex="Times New Roman1" style:font-size-complex="13pt" style:language-complex="ar" style:country-complex="SA" style:font-style-complex="normal" style:font-weight-complex="bold"/>
    </style:style>
    <style:style style:name="P58" style:family="paragraph" style:parent-style-name="List_20_Paragraph" style:list-style-name="L1">
      <style:text-properties style:use-window-font-color="true" style:font-name="Times New Roman" fo:font-size="13pt" fo:language="en" fo:country="US" fo:font-style="normal" fo:font-weight="bold" officeooo:rsid="00274c8a" officeooo:paragraph-rsid="00274c8a" style:letter-kerning="false" style:font-name-asian="Calibri1" style:font-size-asian="13pt" style:language-asian="en" style:country-asian="US" style:font-style-asian="normal" style:font-weight-asian="bold" style:font-name-complex="Times New Roman1" style:font-size-complex="13pt" style:language-complex="ar" style:country-complex="SA" style:font-style-complex="normal" style:font-weight-complex="bold"/>
    </style:style>
    <style:style style:name="P59" style:family="paragraph" style:parent-style-name="List_20_Paragraph" style:list-style-name="L1">
      <style:text-properties officeooo:paragraph-rsid="001fcfda"/>
    </style:style>
    <style:style style:name="P60" style:family="paragraph" style:parent-style-name="List_20_Paragraph" style:list-style-name="L1">
      <style:text-properties officeooo:paragraph-rsid="00274c8a"/>
    </style:style>
    <style:style style:name="P61" style:family="paragraph" style:parent-style-name="List_20_Paragraph" style:list-style-name="L1">
      <style:text-properties officeooo:paragraph-rsid="0027fe81"/>
    </style:style>
    <style:style style:name="P62" style:family="paragraph" style:parent-style-name="List_20_Paragraph" style:list-style-name="L1">
      <style:text-properties officeooo:rsid="00299901" officeooo:paragraph-rsid="00299901"/>
    </style:style>
    <style:style style:name="P63" style:family="paragraph" style:parent-style-name="List_20_Paragraph" style:list-style-name="L2">
      <style:text-properties fo:font-size="14pt" fo:font-style="normal" fo:font-weight="normal" officeooo:rsid="000f9252" officeooo:paragraph-rsid="000f9252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en" fo:country="US" fo:font-style="italic" fo:font-weight="normal" officeooo:rsid="000c352a" officeooo:paragraph-rsid="000c352a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en" fo:country="US" fo:font-style="italic" fo:font-weight="bold" officeooo:rsid="000f9252" officeooo:paragraph-rsid="000f9252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en" fo:country="US" fo:font-style="normal" fo:font-weight="bold" officeooo:rsid="0017a902" officeooo:paragraph-rsid="0017a90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style:font-name="Times New Roman" fo:language="en" fo:country="US" fo:font-style="italic" fo:font-weight="normal" officeooo:rsid="000c352a" officeooo:paragraph-rsid="000c352a" style:font-style-asian="italic" style:font-weight-asian="normal" style:font-name-complex="Times New Roman1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1d7" style:font-weight-asian="bold" style:font-weight-complex="bold"/>
    </style:style>
    <style:style style:name="T3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language="en" fo:country="US" fo:font-weight="bold" officeooo:rsid="00030562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language="en" fo:country="US" fo:font-weight="bold" officeooo:rsid="000c352a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fo:language="en" fo:country="US" officeooo:rsid="00030562" style:font-name-complex="Times New Roman1"/>
    </style:style>
    <style:style style:name="T8" style:family="text">
      <style:text-properties style:font-name="Times New Roman" fo:language="en" fo:country="US" officeooo:rsid="000501ca" style:font-name-complex="Times New Roman1"/>
    </style:style>
    <style:style style:name="T9" style:family="text">
      <style:text-properties style:font-name="Times New Roman" fo:language="en" fo:country="US" officeooo:rsid="000c352a" style:font-name-complex="Times New Roman1"/>
    </style:style>
    <style:style style:name="T10" style:family="text">
      <style:text-properties style:font-name="Times New Roman" fo:language="en" fo:country="US" officeooo:rsid="0010b1b1" style:font-name-complex="Times New Roman1"/>
    </style:style>
    <style:style style:name="T11" style:family="text">
      <style:text-properties style:font-name="Times New Roman" fo:language="en" fo:country="US" officeooo:rsid="00170b94" style:font-name-complex="Times New Roman1"/>
    </style:style>
    <style:style style:name="T12" style:family="text">
      <style:text-properties style:font-name="Times New Roman" fo:language="en" fo:country="US" officeooo:rsid="001b327e" style:font-name-complex="Times New Roman1"/>
    </style:style>
    <style:style style:name="T13" style:family="text">
      <style:text-properties style:font-name="Times New Roman" fo:language="en" fo:country="US" officeooo:rsid="001fcfda" style:font-name-complex="Times New Roman1"/>
    </style:style>
    <style:style style:name="T14" style:family="text">
      <style:text-properties style:font-name="Times New Roman" fo:language="en" fo:country="US" officeooo:rsid="0020c790" style:font-name-complex="Times New Roman1"/>
    </style:style>
    <style:style style:name="T15" style:family="text">
      <style:text-properties style:font-name="Times New Roman" fo:language="en" fo:country="US" fo:font-style="italic" fo:font-weight="bold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style:font-name="Times New Roman" fo:language="en" fo:country="US" fo:font-style="italic" fo:font-weight="bold" officeooo:rsid="00030562" style:font-style-asian="italic" style:font-weight-asian="bold" style:font-name-complex="Times New Roman1" style:font-style-complex="italic" style:font-weight-complex="bold"/>
    </style:style>
    <style:style style:name="T17" style:family="text">
      <style:text-properties style:font-name="Times New Roman" fo:language="en" fo:country="US" fo:font-style="italic" fo:font-weight="bold" officeooo:rsid="00042159" style:font-style-asian="italic" style:font-weight-asian="bold" style:font-name-complex="Times New Roman1" style:font-style-complex="italic" style:font-weight-complex="bold"/>
    </style:style>
    <style:style style:name="T18" style:family="text">
      <style:text-properties style:font-name="Times New Roman" fo:language="en" fo:country="US" fo:font-style="italic" fo:font-weight="bold" officeooo:rsid="000501ca" style:font-style-asian="italic" style:font-weight-asian="bold" style:font-name-complex="Times New Roman1" style:font-style-complex="italic" style:font-weight-complex="bold"/>
    </style:style>
    <style:style style:name="T19" style:family="text">
      <style:text-properties style:font-name="Times New Roman" fo:language="en" fo:country="US" fo:font-style="italic" fo:font-weight="bold" officeooo:rsid="0008b906" style:font-style-asian="italic" style:font-weight-asian="bold" style:font-name-complex="Times New Roman1" style:font-style-complex="italic" style:font-weight-complex="bold"/>
    </style:style>
    <style:style style:name="T20" style:family="text">
      <style:text-properties style:font-name="Times New Roman" fo:language="en" fo:country="US" fo:font-style="italic" fo:font-weight="bold" officeooo:rsid="000c352a" style:font-style-asian="italic" style:font-weight-asian="bold" style:font-name-complex="Times New Roman1" style:font-style-complex="italic" style:font-weight-complex="bold"/>
    </style:style>
    <style:style style:name="T21" style:family="text">
      <style:text-properties style:font-name="Times New Roman" fo:language="en" fo:country="US" fo:font-style="italic" fo:font-weight="bold" officeooo:rsid="00195804" style:font-style-asian="italic" style:font-weight-asian="bold" style:font-name-complex="Times New Roman1" style:font-style-complex="italic" style:font-weight-complex="bold"/>
    </style:style>
    <style:style style:name="T22" style:family="text">
      <style:text-properties style:font-name="Times New Roman" fo:language="en" fo:country="US" fo:font-style="italic" style:font-style-asian="italic" style:font-name-complex="Times New Roman1" style:font-style-complex="italic"/>
    </style:style>
    <style:style style:name="T23" style:family="text">
      <style:text-properties style:font-name="Times New Roman" fo:language="en" fo:country="US" fo:font-style="italic" officeooo:rsid="00088d5c" style:font-style-asian="italic" style:font-name-complex="Times New Roman1" style:font-style-complex="italic"/>
    </style:style>
    <style:style style:name="T24" style:family="text">
      <style:text-properties style:font-name="Times New Roman" fo:language="en" fo:country="US" fo:font-style="normal" fo:font-weight="normal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style:font-name="Times New Roman" fo:language="en" fo:country="US" fo:font-style="normal" fo:font-weight="normal" officeooo:rsid="00042159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style:font-name="Times New Roman" fo:language="en" fo:country="US" fo:font-style="normal" fo:font-weight="normal" officeooo:rsid="000ba3b2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style:font-name="Times New Roman" fo:language="en" fo:country="US" fo:font-style="normal" fo:font-weight="normal" officeooo:rsid="000bac05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style:font-name="Times New Roman" fo:language="en" fo:country="US" fo:font-style="normal" fo:font-weight="normal" officeooo:rsid="00137ea8" style:font-style-asian="normal" style:font-weight-asian="normal" style:font-name-complex="Times New Roman1" style:font-style-complex="normal" style:font-weight-complex="normal"/>
    </style:style>
    <style:style style:name="T29" style:family="text">
      <style:text-properties style:font-name="Times New Roman" fo:language="en" fo:country="US" fo:font-style="normal" fo:font-weight="normal" officeooo:rsid="00195804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style:font-name="Times New Roman" fo:language="en" fo:country="US" fo:font-style="normal" fo:font-weight="normal" officeooo:rsid="001b327e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style:font-name="Times New Roman" fo:language="en" fo:country="US" fo:font-style="normal" fo:font-weight="normal" officeooo:rsid="0021fee5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style:font-name="Times New Roman" fo:language="en" fo:country="US" fo:font-style="normal" fo:font-weight="bold" style:font-style-asian="normal" style:font-weight-asian="bold" style:font-name-complex="Times New Roman1" style:font-style-complex="normal" style:font-weight-complex="bold"/>
    </style:style>
    <style:style style:name="T33" style:family="text">
      <style:text-properties style:font-name="Times New Roman" fo:language="en" fo:country="US" fo:font-style="normal" fo:font-weight="bold" officeooo:rsid="000bac05" style:font-style-asian="normal" style:font-weight-asian="bold" style:font-name-complex="Times New Roman1" style:font-style-complex="normal" style:font-weight-complex="bold"/>
    </style:style>
    <style:style style:name="T3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5" style:family="text">
      <style:text-properties style:font-name="Times New Roman" fo:language="en" fo:country="US" fo:font-weight="bold" officeooo:rsid="000bac05" style:font-weight-asian="bold" style:font-name-complex="Times New Roman1" style:font-weight-complex="bold"/>
    </style:style>
    <style:style style:name="T36" style:family="text">
      <style:text-properties style:font-name="Times New Roman" fo:font-size="13pt" fo:language="en" fo:country="US" officeooo:rsid="0014fb07" style:font-size-asian="13pt" style:font-name-complex="Times New Roman1" style:font-size-complex="13pt"/>
    </style:style>
    <style:style style:name="T37" style:family="text">
      <style:text-properties style:font-name="Times New Roman" fo:font-size="13pt" fo:language="en" fo:country="US" officeooo:rsid="0010b1b1" style:font-size-asian="13pt" style:font-name-complex="Times New Roman1" style:font-size-complex="13pt"/>
    </style:style>
    <style:style style:name="T38" style:family="text">
      <style:text-properties style:font-name="Times New Roman" fo:font-size="13pt" fo:language="en" fo:country="US" officeooo:rsid="0016d001" style:font-size-asian="13pt" style:font-name-complex="Times New Roman1" style:font-size-complex="13pt"/>
    </style:style>
    <style:style style:name="T39" style:family="text">
      <style:text-properties style:font-name="Times New Roman" fo:font-size="13pt" fo:language="en" fo:country="US" fo:font-style="normal" fo:font-weight="normal" officeooo:rsid="00195804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40" style:family="text">
      <style:text-properties style:use-window-font-color="true" style:font-name="Times New Roman" fo:language="en" fo:country="US" fo:font-style="italic" fo:font-weight="bold" officeooo:rsid="00030562" style:letter-kerning="false" style:font-name-asian="Calibri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1" style:family="text">
      <style:text-properties style:use-window-font-color="true" style:font-name="Times New Roman" fo:language="en" fo:country="US" fo:font-style="italic" fo:font-weight="bold" officeooo:rsid="000ba3b2" style:letter-kerning="false" style:font-name-asian="Calibri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2" style:family="text">
      <style:text-properties style:use-window-font-color="true" style:font-name="Times New Roman" fo:language="en" fo:country="US" fo:font-style="italic" fo:font-weight="bold" officeooo:rsid="000501ca" style:letter-kerning="false" style:font-name-asian="Calibri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3" style:family="text">
      <style:text-properties style:use-window-font-color="true" style:font-name="Times New Roman" fo:language="en" fo:country="US" officeooo:rsid="00030562" style:letter-kerning="false" style:font-name-asian="Calibri1" style:language-asian="en" style:country-asian="US" style:font-name-complex="Times New Roman1" style:language-complex="ar" style:country-complex="SA"/>
    </style:style>
    <style:style style:name="T44" style:family="text">
      <style:text-properties style:use-window-font-color="true" style:font-name="Times New Roman" fo:language="en" fo:country="US" officeooo:rsid="000501ca" style:letter-kerning="false" style:font-name-asian="Calibri1" style:language-asian="en" style:country-asian="US" style:font-name-complex="Times New Roman1" style:language-complex="ar" style:country-complex="SA"/>
    </style:style>
    <style:style style:name="T45" style:family="text">
      <style:text-properties style:use-window-font-color="true" style:font-name="Times New Roman" fo:language="en" fo:country="US" fo:font-style="normal" fo:font-weight="normal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6" style:family="text">
      <style:text-properties style:use-window-font-color="true" style:font-name="Times New Roman" fo:language="en" fo:country="US" fo:font-style="normal" fo:font-weight="normal" officeooo:rsid="000501ca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7" style:family="text">
      <style:text-properties style:use-window-font-color="true" style:font-name="Times New Roman" fo:language="en" fo:country="US" fo:font-style="normal" fo:font-weight="normal" officeooo:rsid="00137ea8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8" style:family="text">
      <style:text-properties style:use-window-font-color="true" style:font-name="Times New Roman" fo:language="en" fo:country="US" fo:font-style="normal" fo:font-weight="normal" officeooo:rsid="0020c790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style:font-name="Times New Roman" fo:language="en" fo:country="US" fo:font-style="normal" fo:font-weight="normal" officeooo:rsid="0021fee5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style:use-window-font-color="true" style:font-name="Times New Roman" fo:language="en" fo:country="US" fo:font-style="normal" fo:font-weight="normal" officeooo:rsid="00225777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1" style:family="text">
      <style:text-properties style:use-window-font-color="true" style:font-name="Times New Roman" fo:language="en" fo:country="US" fo:font-style="normal" fo:font-weight="normal" officeooo:rsid="00238202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2" style:family="text">
      <style:text-properties style:use-window-font-color="true" style:font-name="Times New Roman" fo:language="en" fo:country="US" fo:font-style="normal" fo:font-weight="normal" officeooo:rsid="002551d7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3" style:family="text">
      <style:text-properties style:use-window-font-color="true" style:font-name="Times New Roman" fo:language="en" fo:country="US" fo:font-style="normal" fo:font-weight="normal" officeooo:rsid="00274c8a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4" style:family="text">
      <style:text-properties style:use-window-font-color="true" style:font-name="Times New Roman" fo:language="en" fo:country="US" fo:font-style="normal" fo:font-weight="normal" officeooo:rsid="0027fe81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5" style:family="text">
      <style:text-properties style:use-window-font-color="true" style:font-name="Times New Roman" fo:language="en" fo:country="US" fo:font-style="normal" fo:font-weight="normal" officeooo:rsid="00299901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6" style:family="text">
      <style:text-properties style:use-window-font-color="true" style:font-name="Times New Roman" fo:language="en" fo:country="US" fo:font-style="normal" fo:font-weight="normal" officeooo:rsid="002d33e9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7" style:family="text">
      <style:text-properties style:use-window-font-color="true" style:font-name="Times New Roman" fo:language="en" fo:country="US" fo:font-style="normal" fo:font-weight="normal" officeooo:rsid="002e939b" style:letter-kerning="false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8" style:family="text">
      <style:text-properties style:use-window-font-color="true" style:font-name="Times New Roman" fo:language="en" fo:country="US" fo:font-style="normal" style:letter-kerning="false" style:font-name-asian="Calibri1" style:language-asian="en" style:country-asian="US" style:font-style-asian="normal" style:font-name-complex="Times New Roman1" style:language-complex="ar" style:country-complex="SA" style:font-style-complex="normal"/>
    </style:style>
    <style:style style:name="T59" style:family="text">
      <style:text-properties style:use-window-font-color="true" style:font-name="Times New Roman" fo:language="en" fo:country="US" fo:font-style="normal" officeooo:rsid="002551d7" style:letter-kerning="false" style:font-name-asian="Calibri1" style:language-asian="en" style:country-asian="US" style:font-style-asian="normal" style:font-name-complex="Times New Roman1" style:language-complex="ar" style:country-complex="SA" style:font-style-complex="normal"/>
    </style:style>
    <style:style style:name="T60" style:family="text">
      <style:text-properties style:use-window-font-color="true" style:font-name="Times New Roman" fo:language="en" fo:country="US" fo:font-style="normal" officeooo:rsid="00238202" style:letter-kerning="false" style:font-name-asian="Calibri1" style:language-asian="en" style:country-asian="US" style:font-style-asian="normal" style:font-name-complex="Times New Roman1" style:language-complex="ar" style:country-complex="SA" style:font-style-complex="normal"/>
    </style:style>
    <style:style style:name="T61" style:family="text">
      <style:text-properties style:use-window-font-color="true" style:font-name="Times New Roman" fo:language="en" fo:country="US" fo:font-style="normal" officeooo:rsid="0027fe81" style:letter-kerning="false" style:font-name-asian="Calibri1" style:language-asian="en" style:country-asian="US" style:font-style-asian="normal" style:font-name-complex="Times New Roman1" style:language-complex="ar" style:country-complex="SA" style:font-style-complex="normal"/>
    </style:style>
    <style:style style:name="T62" style:family="text">
      <style:text-properties style:use-window-font-color="true" style:font-name="Times New Roman" fo:language="en" fo:country="US" fo:font-style="normal" fo:font-weight="bold" officeooo:rsid="00225777" style:letter-kerning="false" style:font-name-asian="Calibri1" style:language-asian="en" style:country-asian="US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63" style:family="text">
      <style:text-properties style:use-window-font-color="true" style:font-name="Times New Roman" fo:language="en" fo:country="US" fo:font-style="normal" fo:font-weight="bold" officeooo:rsid="0021fee5" style:letter-kerning="false" style:font-name-asian="Calibri1" style:language-asian="en" style:country-asian="US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64" style:family="text">
      <style:text-properties style:use-window-font-color="true" style:font-name="Times New Roman" fo:font-size="13pt" fo:language="en" fo:country="US" fo:font-style="normal" fo:font-weight="normal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 New Roman" fo:font-size="13pt" fo:language="en" fo:country="US" fo:font-style="normal" fo:font-weight="normal" officeooo:rsid="0027fe81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 New Roman" fo:font-size="13pt" fo:language="en" fo:country="US" fo:font-style="normal" fo:font-weight="normal" officeooo:rsid="002bc520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67" style:family="text">
      <style:text-properties style:use-window-font-color="true" style:font-name="Times New Roman" fo:font-size="13pt" fo:language="en" fo:country="US" fo:font-style="normal" fo:font-weight="normal" officeooo:rsid="002c26e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3pt" fo:language="en" fo:country="US" fo:font-style="normal" fo:font-weight="normal" officeooo:rsid="001fcfda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3pt" fo:language="en" fo:country="US" fo:font-style="normal" fo:font-weight="normal" officeooo:rsid="002d33e9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70" style:family="text">
      <style:text-properties style:use-window-font-color="true" style:font-name="Times New Roman" fo:font-size="13pt" fo:language="en" fo:country="US" fo:font-style="normal" fo:font-weight="normal" officeooo:rsid="002551d7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71" style:family="text">
      <style:text-properties style:use-window-font-color="true" style:font-name="Times New Roman" fo:font-size="13pt" fo:language="en" fo:country="US" fo:font-style="normal" fo:font-weight="normal" officeooo:rsid="00274c8a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72" style:family="text">
      <style:text-properties style:use-window-font-color="true" style:font-name="Times New Roman" fo:font-size="13pt" fo:language="en" fo:country="US" fo:font-style="normal" fo:font-weight="normal" officeooo:rsid="002e939b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73" style:family="text">
      <style:text-properties style:use-window-font-color="true" style:font-name="Times New Roman" fo:font-size="13pt" fo:language="en" fo:country="US" fo:font-style="normal" fo:font-weight="normal" officeooo:rsid="00299901" style:letter-kerning="false" style:font-name-asian="Calibri1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0bac05" style:font-style-asian="italic" style:font-weight-asian="bold" style:font-style-complex="italic" style:font-weight-complex="bold"/>
    </style:style>
    <style:style style:name="T76" style:family="text">
      <style:text-properties fo:font-style="italic" fo:font-weight="normal" officeooo:rsid="000bac05" style:font-style-asian="italic" style:font-weight-asian="normal" style:font-style-complex="italic" style:font-weight-complex="normal"/>
    </style:style>
    <style:style style:name="T77" style:family="text">
      <style:text-properties officeooo:rsid="0021fee5"/>
    </style:style>
    <style:style style:name="T78" style:family="text">
      <style:text-properties officeooo:rsid="002c26e7"/>
    </style:style>
    <style:style style:name="T79" style:family="text">
      <style:text-properties officeooo:rsid="002c5962"/>
    </style:style>
    <style:style style:name="T80" style:family="text">
      <style:text-properties officeooo:rsid="002d33e9"/>
    </style:style>
    <style:style style:name="T81" style:family="text">
      <style:text-properties officeooo:rsid="002e93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ASSIGNMENT </text:span><text:span text:style-name="T5">3</text:span><text:span text:style-name="T3">: </text:span><text:span text:style-name="T4"><text:s/></text:span><text:span text:style-name="T5">KACHUA MOVEMENT OPTIMIZATION</text:span></text:p>
      <text:p text:style-name="P5"/>
      <text:p text:style-name="P8">KACHUA VERSION : 2.0.1</text:p>
      <text:p text:style-name="P6"/>
      <text:p text:style-name="P7">EXECUTION FLOW OF THE TOOL:</text:p>
      <text:list xml:id="list676318162" text:style-name="WWNum3">
        <text:list-item>
          <text:p text:style-name="P10"><text:span text:style-name="T6">User inputs the </text:span><text:span text:style-name="T43">turtle</text:span><text:span text:style-name="T6"> file path as command line argument to the </text:span><text:span text:style-name="T40">Kachua.py</text:span><text:span text:style-name="T6">, file is then opened and parsed </text:span><text:span text:style-name="T7">to make the </text:span><text:span text:style-name="T16">Intermediate Representation </text:span><text:span text:style-name="T17">(IR)</text:span><text:span text:style-name="T16">.</text:span></text:p>
        </text:list-item>
        <text:list-item>
          <text:p text:style-name="P11"><text:span text:style-name="T16">I</text:span><text:span text:style-name="T17">R </text:span><text:span text:style-name="T25">is passed to the </text:span><text:span text:style-name="T41">optimize</text:span><text:span text:style-name="T17">()</text:span><text:span text:style-name="T25"> <text:s/></text:span><text:span text:style-name="T28">in the </text:span><text:span text:style-name="T17">Submission.py</text:span><text:span text:style-name="T25"> </text:span><text:span text:style-name="T17"><text:s/></text:span><text:span text:style-name="T25">by </text:span><text:span text:style-name="T17">Kachua.py</text:span><text:span text:style-name="T25"> to </text:span><text:span text:style-name="T26">optimize Kachua movements.</text:span></text:p>
        </text:list-item>
        <text:list-item>
          <text:p text:style-name="P13"><text:span text:style-name="T33">o</text:span><text:span text:style-name="T32">ptimize()</text:span><text:span text:style-name="T24"> first optimizes each statement block of CFG independently using </text:span><text:span text:style-name="T32">blockoptimize()</text:span><text:span text:style-name="T24"> .</text:span></text:p>
        </text:list-item>
        <text:list-item>
          <text:p text:style-name="P13"><text:span text:style-name="T33">bl</text:span><text:span text:style-name="T32">ockoptimize()</text:span><text:span text:style-name="T24"> builds a CFG using IR and optimizes each block of the CFG individually and generates a new optimized IR and returns it to</text:span><text:span text:style-name="T32"> optimize()</text:span><text:span text:style-name="T24"> as </text:span><text:span text:style-name="T32">ir2</text:span><text:span text:style-name="T24">.</text:span></text:p>
        </text:list-item>
        <text:list-item>
          <text:p text:style-name="P13"><text:span text:style-name="T33">o</text:span><text:span text:style-name="T32">ptimize()</text:span><text:span text:style-name="T24"> takes the new IR from </text:span><text:span text:style-name="T32">blockoptimize()</text:span><text:span text:style-name="T24">, generates a new CFG for it and then calculates nodes with </text:span><text:span text:style-name="T27">more than </text:span><text:span text:style-name="T33">1 predecessor</text:span><text:span text:style-name="T27"> or </text:span><text:span text:style-name="T33">successor.</text:span></text:p>
        </text:list-item>
        <text:list-item>
          <text:p text:style-name="P14"><text:span text:style-name="T24">Using above generated information about nodes, </text:span><text:span text:style-name="T32">facts</text:span><text:span text:style-name="T24"> set for </text:span><text:span text:style-name="T28">each </text:span><text:span text:style-name="T24">required node </text:span><text:span text:style-name="T28">is</text:span><text:span text:style-name="T24"> generated and used for optimization</text:span></text:p>
        </text:list-item>
        <text:list-item>
          <text:p text:style-name="P12"><text:span text:style-name="T27">First node</text:span><text:span text:style-name="T28">(s)</text:span><text:span text:style-name="T27"> with multiple successors </text:span><text:span text:style-name="T47">are</text:span><text:span text:style-name="T27"> optimized followed by node</text:span><text:span text:style-name="T28">(s)</text:span><text:span text:style-name="T27"> with multiple predecessor are optimized.</text:span></text:p>
        </text:list-item>
        <text:list-item>
          <text:p text:style-name="P14"><text:span text:style-name="T25">A</text:span><text:span text:style-name="T24">t the end optimized IR is displayed on terminal and passed back to </text:span><text:span text:style-name="T32">kachua.py</text:span><text:span text:style-name="T24"> to be </text:span><text:span text:style-name="T28">stored</text:span><text:span text:style-name="T24"> </text:span><text:span text:style-name="T28">in</text:span><text:span text:style-name="T24"> </text:span><text:span text:style-name="T32">optimized.kw</text:span><text:span text:style-name="T24"> file.</text:span></text:p>
        </text:list-item>
      </text:list>
      <text:p text:style-name="P2"/>
      <text:p text:style-name="P7">STEPS TO RUN THE TOOL:</text:p>
      <text:list xml:id="list4274383697" text:style-name="WWNum1">
        <text:list-item>
          <text:p text:style-name="P15"><text:span text:style-name="T6">Check if python packages like </text:span><text:span text:style-name="T42">graphviz, kturtle </text:span><text:span text:style-name="T46">and </text:span><text:span text:style-name="T44">other packages and dependencies mentioned in </text:span><text:span text:style-name="T42">Readme.md </text:span><text:span text:style-name="T6"><text:s/>are installed properly, if not you can install it by running command “</text:span><text:span text:style-name="T15">pip <text:s/>&lt;space&gt; install &lt;space&gt; <text:s/>&lt;package name&gt;</text:span><text:span text:style-name="T6">” in any terminal </text:span><text:span text:style-name="T8">or appropriate commands from </text:span><text:span text:style-name="T18">Readme.md</text:span></text:p>
        </text:list-item>
        <text:list-item>
          <text:p text:style-name="P15"><text:span text:style-name="T6">Open any terminal (</text:span><text:span text:style-name="T15">Command Prompt, Windows PowerShell, Git Bash</text:span><text:span text:style-name="T6">, etc.) and move into the directory where </text:span><text:span text:style-name="T35">k</text:span><text:span text:style-name="T18">achua.py</text:span><text:span text:style-name="T6"> is present</text:span></text:p>
        </text:list-item>
        <text:list-item>
          <text:p text:style-name="P15"><text:span text:style-name="T6">Type “</text:span><text:span text:style-name="T15"> ./</text:span><text:span text:style-name="T18">kachua.py </text:span><text:span text:style-name="T15">&lt;space&gt; <text:s/>-</text:span><text:span text:style-name="T20">O &lt;space&gt; </text:span><text:span text:style-name="T15">file path/</text:span><text:span text:style-name="T42">turtle</text:span><text:span text:style-name="T15"> file name.</text:span><text:span text:style-name="T42">tl</text:span><text:span text:style-name="T6">” </text:span><text:span text:style-name="T9">to run optimizer</text:span></text:p>
        </text:list-item>
      </text:list>
      <text:p text:style-name="P4"><text:span text:style-name="T6">For e</text:span><text:span text:style-name="T8">g</text:span><text:span text:style-name="T6">, to run one of the testcases provided <text:s/>type: “</text:span><text:span text:style-name="T15">./kachua.py <text:s/></text:span><text:span text:style-name="T18">&lt;space&gt; <text:s text:c="2"/>-</text:span><text:span text:style-name="T20">O &lt;space&gt;</text:span><text:span text:style-name="T18"> </text:span><text:span text:style-name="T15">../</text:span><text:span text:style-name="T19">Submission</text:span><text:span text:style-name="T15">/testcases/</text:span><text:span text:style-name="T18">test</text:span><text:span text:style-name="T20">2</text:span><text:span text:style-name="T18">.tl”</text:span></text:p>
      <text:list xml:id="list5315874330250" text:continue-numbering="true" text:style-name="WWNum1">
        <text:list-item>
          <text:p text:style-name="P33">Press Enter</text:p>
        </text:list-item>
        <text:list-item>
          <text:p text:style-name="P43"><text:span text:style-name="T75">Optimized </text:span><text:span text:style-name="T74">IR </text:span><text:span text:style-name="T76">will be displayed in the terminal</text:span><text:span text:style-name="T74"> </text:span></text:p>
        </text:list-item>
        <text:list-item>
          <text:p text:style-name="P26"><text:span text:style-name="T23">O</text:span><text:span text:style-name="T22">ptimized IR is stored as </text:span><text:span text:style-name="T15">optimized.kw</text:span><text:span text:style-name="T22"> in KachuaCore folder</text:span></text:p>
        </text:list-item>
        <text:list-item>
          <text:p text:style-name="P26"><text:span text:style-name="T22">To run optimized.kw type ‘</text:span><text:span text:style-name="T15">./kachua.py &lt;space&gt; -b &lt;space&gt; -r &lt;space&gt; <text:s/>./</text:span><text:span text:style-name="T21">o</text:span><text:span text:style-name="T15">ptimized.kw</text:span><text:span text:style-name="T22">’</text:span></text:p>
        </text:list-item>
      </text:list>
      <text:p text:style-name="P64"/>
      <text:p text:style-name="P64"/>
      <text:p text:style-name="P64"/>
      <text:p text:style-name="P64"/>
      <text:p text:style-name="P66"><text:soft-page-break/>IMPLEMENTATION LOGIC:</text:p>
      <text:list xml:id="list775660568" text:style-name="L1">
        <text:list-item>
          <text:p text:style-name="P34">blockoptimize():</text:p>
          <text:list>
            <text:list-item>
              <text:p text:style-name="P35">CFG for passed IR is generated and Termination node is removed</text:p>
            </text:list-item>
            <text:list-item>
              <text:p text:style-name="P35">Dictionary is defined to store old index and new index as key, value pair</text:p>
            </text:list-item>
            <text:list-item>
              <text:p text:style-name="P37">For each node in the CFG, an assignment instruction ‘:optidist = 0’ is appended to IR</text:p>
            </text:list-item>
            <text:list-item>
              <text:p text:style-name="P37">For each statement in that node, statement type is checked, if</text:p>
              <text:p text:style-name="P37"/>
              <text:list>
                <text:list-item>
                  <text:p text:style-name="P29"><text:span text:style-name="T34">Forward MoveCommand</text:span><text:span text:style-name="T6">,</text:span></text:p>
                  <text:list>
                    <text:list-item>
                      <text:p text:style-name="P38">checks whether previous optimization done was not of backward movement. </text:p>
                      <text:list>
                        <text:list-item>
                          <text:p text:style-name="P25"><text:span text:style-name="T24">If not</text:span></text:p>
                          <text:list>
                            <text:list-item>
                              <text:p text:style-name="P59"><text:span text:style-name="T66">and </text:span><text:span text:style-name="T67">total </text:span><text:span text:style-name="T68">rotation is not 0, then </text:span><text:span text:style-name="T39"><text:s/>if required, a forward / backward command is appended and a rotation instruction is appended to IR, optidist is set to 0 </text:span></text:p>
                            </text:list-item>
                            <text:list-item>
                              <text:p text:style-name="P20"><text:span text:style-name="T29">move value is added to ‘optidist’ and appropriate variable values are updated, </text:span></text:p>
                            </text:list-item>
                          </text:list>
                        </text:list-item>
                        <text:list-item>
                          <text:p text:style-name="P16"><text:span text:style-name="T48">If yes,</text:span><text:span text:style-name="T29"> </text:span><text:span text:style-name="T30">then a backward command is appended to IR </text:span></text:p>
                          <text:list>
                            <text:list-item>
                              <text:p text:style-name="P39">if <text:span text:style-name="T78">total </text:span>rotation is not zero then rotation command is appended.</text:p>
                            </text:list-item>
                            <text:list-item>
                              <text:p text:style-name="P30"><text:span text:style-name="T6">optidist is set to 0 </text:span><text:span text:style-name="T12">and value of current forward is then stored </text:span><text:span text:style-name="T14">and appropriate variables are updated</text:span><text:span text:style-name="T12">.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12">New index and old index are stored in dictionary for later use to calculate jump of </text:span><text:span text:style-name="T13">conditional </text:span><text:span text:style-name="T12">statement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5316040263851" text:continue-numbering="true" text:style-name="L1">
        <text:list-item>
          <text:list>
            <text:list-item>
              <text:list>
                <text:list-item>
                  <text:p text:style-name="P28"><text:span text:style-name="T12">B</text:span><text:span text:style-name="T6">ackward MoveCommand</text:span></text:p>
                  <text:list>
                    <text:list-item>
                      <text:p text:style-name="P17"><text:span text:style-name="T31">Similar method is followed for </text:span><text:span text:style-name="T49">this command as followed above for Forward MoveComman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5316168303597" text:continue-numbering="true" text:style-name="L1">
        <text:list-item>
          <text:list>
            <text:list-item>
              <text:list>
                <text:list-item>
                  <text:p text:style-name="P55">Right MoveCommand</text:p>
                  <text:list>
                    <text:list-item>
                      <text:p text:style-name="P45">Angle of rotation is added to total rotation and remainder after division by 360 is stored as total rotation.</text:p>
                    </text:list-item>
                    <text:list-item>
                      <text:p text:style-name="P21"><text:span text:style-name="T45">If the command is target of a jump, then </text:span><text:span text:style-name="T50">new index is taken as index of</text:span><text:span text:style-name="T45"> previous ‘:optidist = 0’ instruc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5316829356173" text:continue-numbering="true" text:style-name="L1">
        <text:list-item>
          <text:list>
            <text:list-item>
              <text:list>
                <text:list-item>
                  <text:p text:style-name="P17"><text:span text:style-name="T62">Left</text:span><text:span text:style-name="T63"> MoveCommand</text:span></text:p>
                  <text:list>
                    <text:list-item>
                      <text:p text:style-name="P17"><text:span text:style-name="T49">Angle of rotation is </text:span><text:span text:style-name="T50">subtracted</text:span><text:span text:style-name="T49"> </text:span><text:span text:style-name="T50">from</text:span><text:span text:style-name="T49"> total rotation and remainder after division by 360 is stored as total rotation.</text:span></text:p>
                    </text:list-item>
                    <text:list-item>
                      <text:p text:style-name="P21"><text:span text:style-name="T50">I</text:span><text:span text:style-name="T45">f the command is target of a jump, then </text:span><text:span text:style-name="T50">new index is taken as index of </text:span><text:span text:style-name="T45">previous ‘:optidist = 0’ instruc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list xml:id="list5315411908647" text:continue-numbering="true" text:style-name="L1">
        <text:list-item>
          <text:list>
            <text:list-item>
              <text:list>
                <text:list-item>
                  <text:p text:style-name="P56"><text:soft-page-break/><text:span text:style-name="T77">P</text:span>enCommand</text:p>
                  <text:list>
                    <text:list-item>
                      <text:p text:style-name="P22"><text:span text:style-name="T49">I</text:span><text:span text:style-name="T45">f the total rotation angle is not zero then a rotation command is appended.</text:span></text:p>
                    </text:list-item>
                    <text:list-item>
                      <text:p text:style-name="P47">If a forward/backward instruction is pending th<text:span text:style-name="T79">en</text:span> that is appended and variables are updated.</text:p>
                    </text:list-item>
                    <text:list-item>
                      <text:p text:style-name="P47">PenCommand is appended and old and new index are stored</text:p>
                    </text:list-item>
                    <text:list-item>
                      <text:p text:style-name="P47">‘:optidist = 0’ is appended.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5315540153182" text:continue-numbering="true" text:style-name="L1">
        <text:list-item>
          <text:list>
            <text:list-item>
              <text:list>
                <text:list-item>
                  <text:p text:style-name="P56">ConditionCommand</text:p>
                  <text:list>
                    <text:list-item>
                      <text:p text:style-name="P22"><text:span text:style-name="T49">I</text:span><text:span text:style-name="T45">f the total rotation angle is not zero then a rotation command is appended.</text:span></text:p>
                    </text:list-item>
                    <text:list-item>
                      <text:p text:style-name="P47">If a forward/backward instruction is pending that that is appended and variables are updated.</text:p>
                    </text:list-item>
                    <text:list-item>
                      <text:p text:style-name="P47">ConditionCommand is appended with relative jump as 0 and old and new index are stored.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5316807512860" text:continue-numbering="true" text:style-name="L1">
        <text:list-item>
          <text:list>
            <text:list-item>
              <text:list>
                <text:list-item>
                  <text:p text:style-name="P57">Any other Command</text:p>
                  <text:list>
                    <text:list-item>
                      <text:p text:style-name="P49">Append the command and old and new index are stored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5314934460751" text:continue-numbering="true" text:style-name="L1">
        <text:list-item>
          <text:list>
            <text:list-item>
              <text:p text:style-name="P54">Before moving to next node:</text:p>
              <text:list>
                <text:list-item>
                  <text:p text:style-name="P49">If a forward/backward statement is left to be appended, then it is appended and old and new index are stored</text:p>
                </text:list-item>
                <text:list-item>
                  <text:p text:style-name="P49">If total rotation is not 0, then a rotation command is appended and old and new index are stored.</text:p>
                </text:list-item>
              </text:list>
            </text:list-item>
            <text:list-item>
              <text:p text:style-name="P49">Jump value of all <text:span text:style-name="T79">conditional </text:span>instructions <text:s/>is updated using old and new index values</text:p>
            </text:list-item>
            <text:list-item>
              <text:p text:style-name="P49">At the end, new IR genera<text:span text:style-name="T79">t</text:span>ed is returned to optimize()</text:p>
            </text:list-item>
          </text:list>
        </text:list-item>
      </text:list>
      <text:p text:style-name="P3"/>
      <text:list xml:id="list5316794848377" text:continue-numbering="true" text:style-name="L1">
        <text:list-item>
          <text:p text:style-name="P49"><text:span text:style-name="T1">predecessor() / </text:span><text:span text:style-name="T2">successor()</text:span>:</text:p>
          <text:list>
            <text:list-item>
              <text:p text:style-name="P18"><text:span text:style-name="T51">Predecessor(s) / </text:span><text:span text:style-name="T52">Successor(s)</text:span><text:span text:style-name="T51"> of each node is </text:span><text:span text:style-name="T52">identified</text:span><text:span text:style-name="T51">, except for termination node</text:span></text:p>
            </text:list-item>
            <text:list-item>
              <text:p text:style-name="P23"><text:span text:style-name="T45">Information of only those nodes are stored which have more than one predecessor / </text:span><text:span text:style-name="T52">successor</text:span></text:p>
            </text:list-item>
            <text:list-item>
              <text:p text:style-name="P49">Information in form of dictionary is returned to optimize()</text:p>
              <text:p text:style-name="P49"/>
            </text:list-item>
          </text:list>
        </text:list-item>
        <text:list-item>
          <text:p text:style-name="P32"><text:span text:style-name="T59">calcfacts</text:span><text:span text:style-name="T60">():</text:span></text:p>
          <text:list>
            <text:list-item>
              <text:p text:style-name="P50">For the nodes passed as parameter to the function, following information is found out :</text:p>
            </text:list-item>
            <text:list-item>
              <text:p text:style-name="P50"/>
              <text:list>
                <text:list-item>
                  <text:p text:style-name="P50">Head : </text:p>
                  <text:list>
                    <text:list-item>
                      <text:p text:style-name="P50">Finds out where first forward/backward instruction is present in the node, that index and type <text:span text:style-name="T80">(forward or backward) is stored</text:span>.</text:p>
                    </text:list-item>
                    <text:list-item>
                      <text:p text:style-name="P50"><text:span text:style-name="T80">Finds and stores i</text:span>ndex of all ‘:optidist = 0’ preceding the first forward/backward instructions.</text:p>
                    </text:list-item>
                    <text:list-item>
                      <text:p text:style-name="P60"><text:soft-page-break/><text:span text:style-name="T69">Finds and stores r</text:span><text:span text:style-name="T70">otation </text:span><text:span text:style-name="T69">between</text:span><text:span text:style-name="T70"> first instruction </text:span><text:span text:style-name="T69">in node</text:span><text:span text:style-name="T70"> </text:span><text:span text:style-name="T69">and</text:span><text:span text:style-name="T70"> first forward/backward instruction </text:span><text:span text:style-name="T69">in that node</text:span><text:span text:style-name="T70"> and index of the rotation instruction </text:span><text:span text:style-name="T69">found</text:span><text:span text:style-name="T70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5316001381550" text:continue-numbering="true" text:style-name="L1">
        <text:list-item>
          <text:list>
            <text:list-item>
              <text:list>
                <text:list-item>
                  <text:p text:style-name="P19"><text:span text:style-name="T53">Tail</text:span><text:span text:style-name="T52"> : </text:span></text:p>
                  <text:list>
                    <text:list-item>
                      <text:p text:style-name="P19"><text:span text:style-name="T52">Finds out where </text:span><text:span text:style-name="T53">last</text:span><text:span text:style-name="T52"> forward/backward instruction is present in the node , that index and type </text:span><text:span text:style-name="T56">(forward or backward) is stored</text:span><text:span text:style-name="T52">.</text:span></text:p>
                    </text:list-item>
                    <text:list-item>
                      <text:p text:style-name="P60"><text:span text:style-name="T69">Finds and stores r</text:span><text:span text:style-name="T70">otation </text:span><text:span text:style-name="T69">between</text:span><text:span text:style-name="T70"> </text:span><text:span text:style-name="T71">last</text:span><text:span text:style-name="T70"> forward/backward instruction </text:span><text:span text:style-name="T69">in node and</text:span><text:span text:style-name="T71"> last instruction </text:span><text:span text:style-name="T69">in</text:span><text:span text:style-name="T71"> </text:span><text:span text:style-name="T69">that </text:span><text:span text:style-name="T71">node</text:span><text:span text:style-name="T70"> and index of the rotation instruction </text:span><text:span text:style-name="T69">found</text:span><text:span text:style-name="T70">.</text:span></text:p>
                    </text:list-item>
                  </text:list>
                </text:list-item>
                <text:list-item>
                  <text:p text:style-name="P24"><text:span text:style-name="T52">I</text:span><text:span text:style-name="T45">nformation found is returned to optimize() as dictionary with key as node id and value as info found.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5315935299466" text:continue-numbering="true" text:style-name="L1">
        <text:list-item>
          <text:p text:style-name="P58">optimize():</text:p>
          <text:list>
            <text:list-item>
              <text:p text:style-name="P27"><text:span text:style-name="T58">First blockoptimize() is called </text:span><text:span text:style-name="T61">to perform block level optimization</text:span></text:p>
            </text:list-item>
            <text:list-item>
              <text:p text:style-name="P53">Using the IR returned by blockoptimize(), a CFG is generated.</text:p>
            </text:list-item>
            <text:list-item>
              <text:p text:style-name="P53">CFG is passed to predecessor() and successor() to calculate predecessor(s) and successor(s) of each nodes respectively.</text:p>
            </text:list-item>
            <text:list-item>
              <text:p text:style-name="P53">In similar sense as forward analysis, first nodes with more than one successor are optimized.</text:p>
            </text:list-item>
            <text:list-item>
              <text:p text:style-name="P61"><text:span text:style-name="T65">Node and its list of successors are passed to calcfacts() to find out the movement of kachua at the end of predecessor block and <text:s/>at the beginning of each successor block. If they meet </text:span><text:span text:style-name="T72">all</text:span><text:span text:style-name="T65"> conditions </text:span><text:span text:style-name="T72">defined</text:span><text:span text:style-name="T65">, then both predecessor block and successor blocks are optimized.</text:span></text:p>
            </text:list-item>
            <text:list-item>
              <text:p text:style-name="P53">Then in similar sense as backward analysis, next nodes with more than one predecessor are optimized.</text:p>
            </text:list-item>
            <text:list-item>
              <text:p text:style-name="P61"><text:span text:style-name="T65">Node and list of its </text:span><text:span text:style-name="T73">predecessor</text:span><text:span text:style-name="T65"> are passed to calcfacts() to find out the movement of kachua at the beginning of successor block and <text:s/>at the </text:span><text:span text:style-name="T73">end</text:span><text:span text:style-name="T65"> of each </text:span><text:span text:style-name="T73">predecessor</text:span><text:span text:style-name="T65"> block. If they </text:span><text:span text:style-name="T72">meet</text:span><text:span text:style-name="T65"> </text:span><text:span text:style-name="T72">all</text:span><text:span text:style-name="T65"> conditions, then both </text:span><text:span text:style-name="T73">successor</text:span><text:span text:style-name="T65"> block and </text:span><text:span text:style-name="T73">predecessor</text:span><text:span text:style-name="T65"> blocks are optimized.</text:span></text:p>
            </text:list-item>
            <text:list-item>
              <text:p text:style-name="P62"><text:span text:style-name="T65">O</text:span><text:span text:style-name="T64">ptimized IR at the end of all three optimization is printed in the terminal and returned to kachua.py</text:span></text:p>
            </text:list-item>
          </text:list>
        </text:list-item>
      </text:list>
      <text:p text:style-name="P42"/>
      <text:p text:style-name="P67"/>
      <text:p text:style-name="P65">LIMITATIONS &amp; ASSUMPTIONS:</text:p>
      <text:list xml:id="list1712317971" text:style-name="L2">
        <text:list-item>
          <text:p text:style-name="P36">Input program does not contain ‘:optidist’ as an identifier</text:p>
        </text:list-item>
        <text:list-item>
          <text:p text:style-name="P31"><text:span text:style-name="T6">Left and Right movement commands </text:span><text:span text:style-name="T11">should </text:span><text:span text:style-name="T6">have implicit numeric values. For example : right 90 or left -45 are allowed but right :vara or left 360/:varb are not allowed.</text:span></text:p>
        </text:list-item>
        <text:list-item>
          <text:p text:style-name="P41">Forward and Backward move commands should have positive move values only.</text:p>
        </text:list-item>
        <text:list-item>
          <text:p text:style-name="P41">Penup and Pendown statement blocks are optimized indifferently, that is there is no extra optimization done when penup command is found.</text:p>
        </text:list-item>
        <text:list-item>
          <text:p text:style-name="P63"><text:span text:style-name="T36">R</text:span><text:span text:style-name="T37">epeat </text:span><text:span text:style-name="T36">statement block is optimized but loop </text:span><text:span text:style-name="T38">in-variance</text:span><text:span text:style-name="T36"> is not evaluated.</text:span><text:span text:style-name="T10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0.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4cm" fo:margin-left="0cm" fo:margin-right="0cm" fo:margin-top="1.739cm" style:dynamic-spacing="true"/>
      </style:footer-style>
    </style:page-layout>
  </office:automatic-styles>
  <office:master-styles>
    <style:master-page style:name="Standard" style:page-layout-name="Mpm1">
      <style:footer>
        <text:p text:style-name="MP1">HARSH AGARWAL</text:p>
        <text:p text:style-name="MP1">21111030</text:p>
        <text:p text:style-name="MP1">MTECH CSE 2021-23</text:p>
        <text:p text:style-name="MP1">PROGRAM ANALYSIS, VERIFICATION AND TESTING</text:p>
        <text:p text:style-name="Footer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7:28:00</meta:creation-date>
    <meta:initial-creator>harsh agarwal</meta:initial-creator>
    <dc:language>en-IN</dc:language>
    <meta:print-date>2021-08-14T18:26:00</meta:print-date>
    <dc:date>2021-09-22T00:53:13.185985040</dc:date>
    <meta:editing-cycles>20</meta:editing-cycles>
    <meta:editing-duration>PT2H41M8S</meta:editing-duration>
    <meta:generator>LibreOffice/6.4.7.2$Linux_X86_64 LibreOffice_project/40$Build-2</meta:generator>
    <meta:document-statistic meta:table-count="0" meta:image-count="0" meta:object-count="0" meta:page-count="4" meta:paragraph-count="96" meta:word-count="1261" meta:character-count="7366" meta:non-whitespace-character-count="62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